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75in" fo:margin-left="0in" table:align="left"/>
    </style:style>
    <style:style style:name="Table1.A" style:family="table-column">
      <style:table-column-properties style:column-width="4.5625in"/>
    </style:style>
    <style:style style:name="Table1.B" style:family="table-column">
      <style:table-column-properties style:column-width="2.1875in"/>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1.11" style:family="table-row">
      <style:table-row-properties style:min-row-height="0.3in"/>
    </style:style>
    <style:style style:name="P1" style:family="paragraph" style:parent-style-name="Standard">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Table_20_Contents">
      <style:paragraph-properties fo:text-align="justify" style:justify-single-word="false"/>
      <style:text-properties officeooo:rsid="0018e89b" officeooo:paragraph-rsid="0018e89b"/>
    </style:style>
    <style:style style:name="P4" style:family="paragraph" style:parent-style-name="Table_20_Contents">
      <style:paragraph-properties fo:text-align="justify" style:justify-single-word="false"/>
      <style:text-properties officeooo:rsid="0019cbdd" officeooo:paragraph-rsid="0019cbdd"/>
    </style:style>
    <style:style style:name="P5" style:family="paragraph" style:parent-style-name="Table_20_Contents">
      <style:paragraph-properties fo:text-align="justify" style:justify-single-word="false"/>
      <style:text-properties officeooo:rsid="001b3259" officeooo:paragraph-rsid="001b3259"/>
    </style:style>
    <style:style style:name="P6" style:family="paragraph" style:parent-style-name="Table_20_Contents">
      <style:paragraph-properties fo:text-align="justify" style:justify-single-word="false"/>
      <style:text-properties officeooo:rsid="001c9de8" officeooo:paragraph-rsid="001c9de8"/>
    </style:style>
    <style:style style:name="P7" style:family="paragraph" style:parent-style-name="Table_20_Contents">
      <style:paragraph-properties fo:text-align="justify" style:justify-single-word="false"/>
      <style:text-properties officeooo:rsid="001ee2a0" officeooo:paragraph-rsid="001ee2a0"/>
    </style:style>
    <style:style style:name="P8" style:family="paragraph" style:parent-style-name="Table_20_Contents">
      <style:paragraph-properties fo:text-align="justify" style:justify-single-word="false"/>
      <style:text-properties officeooo:rsid="00217091" officeooo:paragraph-rsid="00217091"/>
    </style:style>
    <style:style style:name="P9" style:family="paragraph" style:parent-style-name="Table_20_Contents">
      <style:paragraph-properties fo:text-align="justify" style:justify-single-word="false"/>
      <style:text-properties officeooo:rsid="00217f44" officeooo:paragraph-rsid="00217f44"/>
    </style:style>
    <style:style style:name="T1" style:family="text">
      <style:text-properties officeooo:rsid="00178103"/>
    </style:style>
    <style:style style:name="T2" style:family="text">
      <style:text-properties officeooo:rsid="00236e1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le1" table:style-name="Table1">
        <table:table-column table:style-name="Table1.A"/>
        <table:table-column table:style-name="Table1.B"/>
        <table:table-row>
          <table:table-cell table:style-name="Table1.A1" office:value-type="string">
            <text:p text:style-name="P2">A minor suggestion would be to include a comparison with</text:p>
            <text:p text:style-name="P2">other methods like the Alternating Direction Method of</text:p>
            <text:p text:style-name="P2">Multipliers (ADMM), to contextualize the benefits and</text:p>
            <text:p text:style-name="P2">potential improvements of the proposed approach.</text:p>
          </table:table-cell>
          <table:table-cell table:style-name="Table1.B1" office:value-type="string">
            <text:p text:style-name="P9">Done, no farem la comparativa</text:p>
          </table:table-cell>
        </table:table-row>
        <table:table-row>
          <table:table-cell table:style-name="Table1.A2" office:value-type="string">
            <text:p text:style-name="P2">What is the potential benefit of the approach?<text:tab/></text:p>
          </table:table-cell>
          <table:table-cell table:style-name="Table1.B2" table:number-rows-spanned="2" office:value-type="string">
            <text:p text:style-name="P8">Hauria de fer un paragra<text:span text:style-name="T2">f</text:span> de motivation </text:p>
          </table:table-cell>
        </table:table-row>
        <table:table-row>
          <table:table-cell table:style-name="Table1.A2" office:value-type="string">
            <text:p text:style-name="P2"><text:span text:style-name="T1">C</text:span>learly state the motivation of the proposed approach</text:p>
          </table:table-cell>
          <table:covered-table-cell table:style-name="Table1.B2"/>
        </table:table-row>
        <table:table-row>
          <table:table-cell table:style-name="Table1.A2" office:value-type="string">
            <text:p text:style-name="P2"><text:span text:style-name="T1">W</text:span>hy OCD is suitable for multi-agent MPC problems.</text:p>
          </table:table-cell>
          <table:table-cell table:style-name="Table1.B2" office:value-type="string">
            <text:p text:style-name="P7">Done</text:p>
          </table:table-cell>
        </table:table-row>
        <table:table-row>
          <table:table-cell table:style-name="Table1.A2" office:value-type="string">
            <text:p text:style-name="P2"><text:span text:style-name="T1">I</text:span>n the decomposition approach, some variables are fixed as described in equations (6) and (7). Does this mean that full-state information over the prediction horizon is communicated between</text:p>
            <text:p text:style-name="P2">agents? This I think could be made more clear.</text:p>
          </table:table-cell>
          <table:table-cell table:style-name="Table1.B2" office:value-type="string">
            <text:p text:style-name="P5">Done</text:p>
          </table:table-cell>
        </table:table-row>
        <table:table-row>
          <table:table-cell table:style-name="Table1.A2" office:value-type="string">
            <text:p text:style-name="P2">It is stated that the optimization has problems with prediction horizons longer than 0.625 seconds. What is the problem and is there an explanation for the difficulties? Also, a prediction</text:p>
            <text:p text:style-name="P2">horizon of 0.625 seconds seems very short for a highway scenario. Can you comment on this?</text:p>
          </table:table-cell>
          <table:table-cell table:style-name="Table1.B2" table:number-rows-spanned="2" office:value-type="string">
            <text:p text:style-name="P9">1) <text:span text:style-name="T2">Ficar amb mostres</text:span>. </text:p>
            <text:p text:style-name="P9"/>
            <text:p text:style-name="P9">2)<text:span text:style-name="T2">Buscar dades en raw I mirar si ho puc arreglar</text:span></text:p>
            <text:p text:style-name="P9"/>
          </table:table-cell>
        </table:table-row>
        <table:table-row>
          <table:table-cell table:style-name="Table1.A2" office:value-type="string">
            <text:p text:style-name="P2">It is stated that the algorithm can be executed under 500 ms, but can you give more information?</text:p>
            <text:p text:style-name="P2">For example, what is the distribution of computational times over the set of MPC iterations, how does the computational time scale with the number of vehicles in the platoon, and how does the</text:p>
            <text:p text:style-name="P2">computational time scale with the prediction horizon length, etc.</text:p>
          </table:table-cell>
          <table:covered-table-cell table:style-name="Table1.B2"/>
        </table:table-row>
        <table:table-row>
          <table:table-cell table:style-name="Table1.A2" office:value-type="string">
            <text:p text:style-name="P2">In equation (2), the subscript in the last line is probably incorrect and should be h2(x1, x2) ≤0?</text:p>
          </table:table-cell>
          <table:table-cell table:style-name="Table1.B2" office:value-type="string">
            <text:p text:style-name="P4">Done</text:p>
          </table:table-cell>
        </table:table-row>
        <table:table-row>
          <table:table-cell table:style-name="Table1.A2" office:value-type="string">
            <text:p text:style-name="P2">The text around equations (6) and (7), which is key in describing the proposed approach, should be improved. These two equations are not well described and integrated in the text</text:p>
          </table:table-cell>
          <table:table-cell table:style-name="Table1.B2" office:value-type="string">
            <text:p text:style-name="P6">Done, added a paragraph to clarify</text:p>
          </table:table-cell>
        </table:table-row>
        <table:table-row>
          <table:table-cell table:style-name="Table1.A2" office:value-type="string">
            <text:p text:style-name="P2">Are the indices of the last line in equation (4) correct?</text:p>
          </table:table-cell>
          <table:table-cell table:style-name="Table1.B2" office:value-type="string">
            <text:p text:style-name="P4">Done</text:p>
          </table:table-cell>
        </table:table-row>
        <table:table-row table:style-name="Table1.11">
          <table:table-cell table:style-name="Table1.A2" office:value-type="string">
            <text:p text:style-name="P2">Which linear solver was used with IPOPT?</text:p>
          </table:table-cell>
          <table:table-cell table:style-name="Table1.B2" office:value-type="string">
            <text:p text:style-name="P3">Off the shelf config</text:p>
          </table:table-cell>
        </table:table-row>
      </table:table>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1T12:46:15.242875408</meta:creation-date>
    <dc:date>2024-03-05T10:56:34.069314578</dc:date>
    <meta:editing-duration>PT1H44M53S</meta:editing-duration>
    <meta:editing-cycles>8</meta:editing-cycles>
    <meta:generator>LibreOffice/7.3.7.2$Linux_X86_64 LibreOffice_project/30$Build-2</meta:generator>
    <meta:document-statistic meta:table-count="1" meta:image-count="0" meta:object-count="0" meta:page-count="1" meta:paragraph-count="28" meta:word-count="304" meta:character-count="1807" meta:non-whitespace-character-count="1528"/>
  </office:meta>
</office:document-meta>
</file>